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637cm" fo:min-width="15.091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6.701cm" fo:min-width="1.05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85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6.735cm" fo:min-width="1.087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987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50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6.701cm" fo:min-width="1.05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08cm" fo:min-width="1.22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7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43cm" svg:height="8.939cm" draw:transform="skewX (0.00331612557878923) translate (2.527cm 0.1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87cm" svg:height="6.985cm" svg:x="6.89cm" svg:y="1.61cm">
          <text:p text:style-name="P2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87cm" svg:height="1.27cm" svg:x="3.41cm" svg:y="2.48cm">
          <text:p text:style-name="P4"><text:span text:style-name="T1">Producer-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87cm" svg:height="1.27cm" svg:x="3.41cm" svg:y="4.067cm">
          <text:p text:style-name="P4"><text:span text:style-name="T1">Producer-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87cm" svg:height="1.27cm" svg:x="3.41cm" svg:y="5.655cm">
          <text:p text:style-name="P4"><text:span text:style-name="T1">Producer-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87cm" svg:height="6.985cm" svg:x="0.4cm" svg:y="1.61cm">
          <text:p text:style-name="P6"><text:span text:style-name="T2">Remote</text:span></text:p>
          <text:p text:style-name="P6"><text:span text:style-name="T2">Network</text:span></text:p>
          <text:p text:style-name="P6"><text:span text:style-name="T2">Access</text:span></text:p>
          <text:p text:style-name="P6"><text:span text:style-name="T2"/></text:p>
          <text:p text:style-name="P6"><text:span text:style-name="T2">API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887cm" svg:y1="3.197cm" svg:x2="6.901cm" svg:y2="3.217cm">
          <text:p/>
        </draw:line>
        <draw:line draw:style-name="gr5" draw:text-style-name="P8" draw:layer="layout" svg:x1="1.987cm" svg:y1="4.797cm" svg:x2="3.257cm" svg:y2="4.785cm">
          <text:p/>
        </draw:line>
        <draw:line draw:style-name="gr5" draw:text-style-name="P8" draw:layer="layout" svg:x1="1.987cm" svg:y1="6.397cm" svg:x2="3.257cm" svg:y2="6.372cm">
          <text:p/>
        </draw:line>
        <draw:frame draw:style-name="gr6" draw:text-style-name="P9" draw:layer="layout" svg:width="3.81cm" svg:height="0.962cm" svg:x="3.41cm" svg:y="7.007cm">
          <draw:text-box>
            <text:p>. . . </text:p>
          </draw:text-box>
        </draw:frame>
        <draw:custom-shape draw:style-name="gr7" draw:text-style-name="P5" draw:layer="layout" svg:width="2.521cm" svg:height="1.27cm" svg:x="12.601cm" svg:y="2.772cm">
          <text:p text:style-name="P4"><text:span text:style-name="T1">Consumer-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21cm" svg:height="1.27cm" svg:x="12.601cm" svg:y="4.359cm">
          <text:p text:style-name="P4"><text:span text:style-name="T1">Consumer-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21cm" svg:height="1.27cm" svg:x="12.601cm" svg:y="5.947cm">
          <text:p text:style-name="P4"><text:span text:style-name="T1">Consumer-2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81cm" svg:height="0.962cm" svg:x="13.417cm" svg:y="7.315cm">
          <draw:text-box>
            <text:p>. . . </text:p>
          </draw:text-box>
        </draw:frame>
        <draw:line draw:style-name="gr5" draw:text-style-name="P8" draw:layer="layout" svg:x1="11.23cm" svg:y1="4.785cm" svg:x2="12.581cm" svg:y2="3.189cm">
          <text:p/>
        </draw:line>
        <draw:line draw:style-name="gr5" draw:text-style-name="P8" draw:layer="layout" svg:x1="11.23cm" svg:y1="5.102cm" svg:x2="12.5cm" svg:y2="5.102cm">
          <text:p/>
        </draw:line>
        <draw:line draw:style-name="gr5" draw:text-style-name="P8" draw:layer="layout" svg:x1="11.23cm" svg:y1="5.42cm" svg:x2="12.5cm" svg:y2="6.372cm">
          <text:p/>
        </draw:line>
        <draw:line draw:style-name="gr5" draw:text-style-name="P8" draw:layer="layout" svg:x1="11.23cm" svg:y1="5.737cm" svg:x2="12.5cm" svg:y2="7.642cm">
          <text:p/>
        </draw:line>
        <draw:line draw:style-name="gr5" draw:text-style-name="P8" draw:layer="layout" svg:x1="1.987cm" svg:y1="7.697cm" svg:x2="3.257cm" svg:y2="7.697cm">
          <text:p/>
        </draw:line>
        <draw:line draw:style-name="gr5" draw:text-style-name="P8" draw:layer="layout" svg:x1="1.987cm" svg:y1="3.197cm" svg:x2="3.257cm" svg:y2="3.197cm">
          <text:p/>
        </draw:line>
        <draw:line draw:style-name="gr5" draw:text-style-name="P8" draw:layer="layout" svg:x1="5.887cm" svg:y1="4.697cm" svg:x2="6.967cm" svg:y2="4.699cm">
          <text:p/>
        </draw:line>
        <draw:line draw:style-name="gr5" draw:text-style-name="P8" draw:layer="layout" svg:x1="5.887cm" svg:y1="6.297cm" svg:x2="6.967cm" svg:y2="6.292cm">
          <text:p/>
        </draw:line>
        <draw:line draw:style-name="gr5" draw:text-style-name="P8" draw:layer="layout" svg:x1="5.887cm" svg:y1="7.397cm" svg:x2="6.945cm" svg:y2="7.398cm">
          <text:p/>
        </draw:line>
        <draw:custom-shape draw:style-name="gr8" draw:text-style-name="P11" draw:layer="layout" svg:width="2.036cm" svg:height="1.27cm" svg:x="9.09cm" svg:y="4.559cm">
          <text:p text:style-name="P10"><text:span text:style-name="T3">Dispatche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8.455cm" svg:y1="5.22cm" svg:x2="9.156cm" svg:y2="5.23cm">
          <text:p/>
        </draw:line>
        <draw:custom-shape draw:style-name="gr9" draw:text-style-name="P7" draw:layer="layout" svg:width="1.586cm" svg:height="6.985cm" svg:x="18.7cm" svg:y="1.61cm">
          <text:p text:style-name="P6"><text:span text:style-name="T2">Remote</text:span></text:p>
          <text:p text:style-name="P6"><text:span text:style-name="T2">Network</text:span></text:p>
          <text:p text:style-name="P6"><text:span text:style-name="T2">Access</text:span></text:p>
          <text:p text:style-name="P6"><text:span text:style-name="T2"/></text:p>
          <text:p text:style-name="P6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763cm" svg:height="1.792cm" svg:x="16.09cm" svg:y="4.301cm">
          <text:p text:style-name="P10"><text:span text:style-name="T3">Submitte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175cm" svg:y1="6.668cm" svg:x2="16.127cm" svg:y2="5.562cm">
          <text:p/>
        </draw:line>
        <draw:line draw:style-name="gr5" draw:text-style-name="P8" draw:layer="layout" svg:x1="15.168cm" svg:y1="3.437cm" svg:x2="16.06cm" svg:y2="4.854cm">
          <text:p/>
        </draw:line>
        <draw:line draw:style-name="gr5" draw:text-style-name="P8" draw:layer="layout" svg:x1="15.23cm" svg:y1="5.102cm" svg:x2="16.083cm" svg:y2="5.097cm">
          <text:p/>
        </draw:line>
        <draw:line draw:style-name="gr5" draw:text-style-name="P8" draw:layer="layout" svg:x1="17.874cm" svg:y1="5.18cm" svg:x2="18.727cm" svg:y2="5.175cm">
          <text:p/>
        </draw:line>
        <draw:line draw:style-name="gr5" draw:text-style-name="P8" draw:layer="layout" svg:x1="15.152cm" svg:y1="7.93cm" svg:x2="16.083cm" svg:y2="5.96cm">
          <text:p/>
        </draw:line>
        <draw:frame draw:style-name="gr11" draw:text-style-name="P9" draw:layer="layout" svg:width="10.974cm" svg:height="1.129cm" svg:x="5.042cm" svg:y="0.34cm">
          <draw:text-box>
            <text:p>Parallel Stream Processing Syste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82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18T23:34:39.007894831</dc:date>
    <meta:editing-duration>PT8M39S</meta:editing-duration>
    <meta:editing-cycles>1</meta:editing-cycles>
    <meta:generator>LibreOffice/7.0.4.2$MacOSX_X86_64 LibreOffice_project/dcf040e67528d9187c66b2379df5ea4407429775</meta:generator>
    <meta:document-statistic meta:object-count="33"/>
  </office:meta>
</office:document-meta>
</file>